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2" fo:language="en" fo:country="GB"/>
    </style:style>
    <style:style style:name="P2" style:family="paragraph" style:parent-style-name="Standard">
      <style:text-properties style:font-name="Calibri2" fo:language="en" fo:country="GB" fo:font-weight="bold" officeooo:rsid="00221407" officeooo:paragraph-rsid="00221407" style:font-weight-asian="bold" style:font-weight-complex="bold"/>
    </style:style>
    <style:style style:name="P3" style:family="paragraph" style:parent-style-name="Standard">
      <style:text-properties style:font-name="Calibri2" fo:language="en" fo:country="GB" officeooo:paragraph-rsid="002202b9"/>
    </style:style>
    <style:style style:name="P4" style:family="paragraph" style:parent-style-name="Standard">
      <style:text-properties style:font-name="Calibri2" fo:language="en" fo:country="GB" officeooo:paragraph-rsid="0023ee34"/>
    </style:style>
    <style:style style:name="P5" style:family="paragraph" style:parent-style-name="Standard">
      <style:text-properties style:font-name="Calibri2" fo:language="en" fo:country="GB" officeooo:paragraph-rsid="00221407"/>
    </style:style>
    <style:style style:name="P6" style:family="paragraph" style:parent-style-name="Standard">
      <style:paragraph-properties fo:text-align="start" style:justify-single-word="false"/>
      <style:text-properties style:font-name="Calibri2" fo:language="en" fo:country="GB" officeooo:paragraph-rsid="00221407"/>
    </style:style>
    <style:style style:name="P7" style:family="paragraph" style:parent-style-name="Standard">
      <style:text-properties style:font-name="Calibri2" fo:language="en" fo:country="GB" officeooo:paragraph-rsid="0024abac"/>
    </style:style>
    <style:style style:name="P8" style:family="paragraph" style:parent-style-name="Standard">
      <style:text-properties style:font-name="Calibri2" fo:language="en" fo:country="GB" officeooo:rsid="0024abac" officeooo:paragraph-rsid="0024abac"/>
    </style:style>
    <style:style style:name="P9" style:family="paragraph" style:parent-style-name="Standard">
      <style:text-properties style:font-name="Calibri2" fo:language="en" fo:country="GB" officeooo:rsid="0024abac" officeooo:paragraph-rsid="0025ec13"/>
    </style:style>
    <style:style style:name="P10" style:family="paragraph" style:parent-style-name="Standard">
      <style:text-properties officeooo:paragraph-rsid="0031d90b"/>
    </style:style>
    <style:style style:name="P11" style:family="paragraph" style:parent-style-name="Standard">
      <style:text-properties fo:language="en" fo:country="GB" officeooo:paragraph-rsid="002fe9b7"/>
    </style:style>
    <style:style style:name="P12" style:family="paragraph" style:parent-style-name="Text_20_body">
      <style:text-properties fo:language="en" fo:country="GB" officeooo:rsid="0028f5e1" officeooo:paragraph-rsid="002bf9cf"/>
    </style:style>
    <style:style style:name="P13" style:family="paragraph" style:parent-style-name="Text_20_body">
      <style:text-properties fo:language="en" fo:country="GB" officeooo:paragraph-rsid="002d80dd"/>
    </style:style>
    <style:style style:name="P14" style:family="paragraph" style:parent-style-name="Text_20_body" style:list-style-name="L1">
      <style:text-properties fo:language="en" fo:country="GB"/>
    </style:style>
    <style:style style:name="P15" style:family="paragraph" style:parent-style-name="Text_20_body" style:list-style-name="L1">
      <style:text-properties fo:language="en" fo:country="GB" officeooo:rsid="002bf9cf" officeooo:paragraph-rsid="002bf9cf"/>
    </style:style>
    <style:style style:name="P16" style:family="paragraph" style:parent-style-name="Title" style:master-page-name="Standard">
      <style:paragraph-properties fo:margin-top="0.1665in" fo:margin-bottom="0.0835in" loext:contextual-spacing="false" style:page-number="auto"/>
      <style:text-properties style:font-name="Cambria1" fo:language="en" fo:country="GB"/>
    </style:style>
    <style:style style:name="P17" style:family="paragraph" style:parent-style-name="Standard">
      <style:text-properties style:font-name="Calibri2" fo:language="en" fo:country="GB" officeooo:paragraph-rsid="0031d90b"/>
    </style:style>
    <style:style style:name="P18" style:family="paragraph" style:parent-style-name="Standard">
      <style:text-properties style:font-name="Calibri2" fo:language="en" fo:country="GB" fo:font-weight="normal" officeooo:rsid="002fe9b7" officeooo:paragraph-rsid="002fe9b7" style:font-weight-asian="normal" style:font-weight-complex="normal"/>
    </style:style>
    <style:style style:name="P19" style:family="paragraph" style:parent-style-name="Standard">
      <style:text-properties style:font-name="Calibri2" fo:language="en" fo:country="GB" fo:font-weight="normal" officeooo:rsid="0024abac" officeooo:paragraph-rsid="0024abac" style:font-weight-asian="normal" style:font-weight-complex="normal"/>
    </style:style>
    <style:style style:name="P20" style:family="paragraph" style:parent-style-name="Standard">
      <style:text-properties style:font-name="Calibri2" fo:language="en" fo:country="GB" fo:font-weight="normal" officeooo:rsid="0025ec13" officeooo:paragraph-rsid="0025ec13" style:font-weight-asian="normal" style:font-weight-complex="normal"/>
    </style:style>
    <style:style style:name="P21" style:family="paragraph" style:parent-style-name="Standard">
      <style:text-properties style:font-name="Calibri2" fo:language="en" fo:country="GB" fo:font-weight="bold" officeooo:paragraph-rsid="002fe9b7" style:font-weight-asian="bold" style:font-weight-complex="bold"/>
    </style:style>
    <style:style style:name="P22" style:family="paragraph" style:parent-style-name="Standard">
      <style:text-properties style:font-name="Calibri2" fo:language="en" fo:country="GB" fo:font-weight="bold" officeooo:rsid="00221407" officeooo:paragraph-rsid="0025ec13" style:font-weight-asian="bold" style:font-weight-complex="bold"/>
    </style:style>
    <style:style style:name="P23" style:family="paragraph" style:parent-style-name="Standard">
      <style:text-properties style:font-name="Calibri2" fo:language="en" fo:country="GB" officeooo:rsid="00357102" officeooo:paragraph-rsid="00357102"/>
    </style:style>
    <style:style style:name="P24" style:family="paragraph" style:parent-style-name="Standard">
      <style:text-properties officeooo:paragraph-rsid="00351b44"/>
    </style:style>
    <style:style style:name="P25" style:family="paragraph" style:parent-style-name="Heading_20_1">
      <style:text-properties fo:language="en" fo:country="GB"/>
    </style:style>
    <style:style style:name="P26" style:family="paragraph" style:parent-style-name="Heading_20_1" style:list-style-name="WWNum1">
      <style:text-properties fo:language="en" fo:country="GB"/>
    </style:style>
    <style:style style:name="P27" style:family="paragraph" style:parent-style-name="Heading_20_2">
      <style:text-properties fo:language="en" fo:country="GB" officeooo:rsid="00221407" officeooo:paragraph-rsid="00221407"/>
    </style:style>
    <style:style style:name="P28" style:family="paragraph" style:parent-style-name="Heading_20_2">
      <style:text-properties fo:language="en" fo:country="GB" officeooo:rsid="0025ec13" officeooo:paragraph-rsid="0025ec13"/>
    </style:style>
    <style:style style:name="P29" style:family="paragraph" style:parent-style-name="Heading_20_2">
      <style:text-properties fo:language="en" fo:country="GB" officeooo:rsid="00331df1" officeooo:paragraph-rsid="00331df1"/>
    </style:style>
    <style:style style:name="P30" style:family="paragraph" style:parent-style-name="Heading_20_2">
      <style:text-properties fo:color="#4f81bd" style:font-name="Cambria1" fo:font-size="13pt" fo:language="en" fo:country="GB" officeooo:paragraph-rsid="002118c5" style:font-size-asian="13pt" style:font-size-complex="13pt"/>
    </style:style>
    <style:style style:name="P31"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T1" style:family="text">
      <style:text-properties fo:font-style="normal" style:font-style-asian="normal" style:font-style-complex="normal"/>
    </style:style>
    <style:style style:name="T2" style:family="text">
      <style:text-properties style:font-name="Calibri2"/>
    </style:style>
    <style:style style:name="T3" style:family="text">
      <style:text-properties style:font-name="Calibri2" officeooo:rsid="002118c5"/>
    </style:style>
    <style:style style:name="T4" style:family="text">
      <style:text-properties style:font-name="Calibri2" fo:font-weight="bold" style:font-weight-asian="bold" style:font-weight-complex="bold"/>
    </style:style>
    <style:style style:name="T5" style:family="text">
      <style:text-properties style:font-name="Calibri2" fo:font-weight="bold" officeooo:rsid="00221407" style:font-weight-asian="bold" style:font-weight-complex="bold"/>
    </style:style>
    <style:style style:name="T6" style:family="text">
      <style:text-properties style:font-name="Calibri2" fo:font-weight="bold" officeooo:rsid="002d80dd" style:font-weight-asian="bold" style:font-weight-complex="bold"/>
    </style:style>
    <style:style style:name="T7" style:family="text">
      <style:text-properties style:font-name="Calibri2" fo:language="en" fo:country="GB"/>
    </style:style>
    <style:style style:name="T8" style:family="text">
      <style:text-properties style:font-name="Calibri2" fo:language="en" fo:country="GB" fo:font-weight="bold" style:font-weight-asian="bold" style:font-weight-complex="bold"/>
    </style:style>
    <style:style style:name="T9" style:family="text">
      <style:text-properties style:font-name="Calibri2" fo:language="en" fo:country="GB" fo:font-weight="bold" officeooo:rsid="00221407" style:font-weight-asian="bold" style:font-weight-complex="bold"/>
    </style:style>
    <style:style style:name="T10" style:family="text">
      <style:text-properties style:font-name="Calibri2" fo:language="en" fo:country="GB" fo:font-weight="bold" officeooo:rsid="00331df1" style:font-weight-asian="bold" style:font-weight-complex="bold"/>
    </style:style>
    <style:style style:name="T11" style:family="text">
      <style:text-properties style:font-name="Calibri2" fo:language="en" fo:country="GB" officeooo:rsid="001fe987"/>
    </style:style>
    <style:style style:name="T12" style:family="text">
      <style:text-properties style:font-name="Calibri2" fo:language="en" fo:country="GB" officeooo:rsid="0031d90b"/>
    </style:style>
    <style:style style:name="T13" style:family="text">
      <style:text-properties style:font-name="Calibri2" fo:language="en" fo:country="GB" officeooo:rsid="00331df1"/>
    </style:style>
    <style:style style:name="T14" style:family="text">
      <style:text-properties style:font-name="Calibri2" fo:language="en" fo:country="GB" officeooo:rsid="00351b44"/>
    </style:style>
    <style:style style:name="T15" style:family="text">
      <style:text-properties style:font-name="Calibri2" fo:font-weight="normal" officeooo:rsid="00221407" style:font-weight-asian="normal" style:font-weight-complex="normal"/>
    </style:style>
    <style:style style:name="T16" style:family="text">
      <style:text-properties style:font-name="Calibri2" fo:font-weight="normal" officeooo:rsid="002d80dd" style:font-weight-asian="normal" style:font-weight-complex="normal"/>
    </style:style>
    <style:style style:name="T17" style:family="text">
      <style:text-properties style:font-name="Calibri2" fo:font-weight="normal" officeooo:rsid="002e368f" style:font-weight-asian="normal" style:font-weight-complex="normal"/>
    </style:style>
    <style:style style:name="T18" style:family="text">
      <style:text-properties style:font-name="Calibri2" fo:font-weight="normal" officeooo:rsid="002fe9b7" style:font-weight-asian="normal" style:font-weight-complex="normal"/>
    </style:style>
    <style:style style:name="T19" style:family="text">
      <style:text-properties style:font-name="Calibri2" fo:font-weight="normal" officeooo:rsid="00331df1" style:font-weight-asian="normal" style:font-weight-complex="normal"/>
    </style:style>
    <style:style style:name="T20" style:family="text">
      <style:text-properties fo:color="#365f91" fo:font-size="14pt" style:font-size-asian="14pt" style:font-size-complex="14pt"/>
    </style:style>
    <style:style style:name="T21" style:family="text">
      <style:text-properties fo:color="#365f91" fo:font-size="14pt" officeooo:rsid="002bf9cf" style:font-size-asian="14pt" style:font-size-complex="14pt"/>
    </style:style>
    <style:style style:name="T22" style:family="text">
      <style:text-properties fo:font-weight="bold" style:font-weight-asian="bold" style:font-weight-complex="bold"/>
    </style:style>
    <style:style style:name="T23" style:family="text">
      <style:text-properties fo:font-weight="bold" officeooo:rsid="00221407" style:font-weight-asian="bold" style:font-weight-complex="bold"/>
    </style:style>
    <style:style style:name="T24" style:family="text">
      <style:text-properties officeooo:rsid="00221407"/>
    </style:style>
    <style:style style:name="T25" style:family="text">
      <style:text-properties fo:font-weight="normal" style:font-weight-asian="normal" style:font-weight-complex="normal"/>
    </style:style>
    <style:style style:name="T26" style:family="text">
      <style:text-properties fo:font-weight="normal" officeooo:rsid="00221407" style:font-weight-asian="normal" style:font-weight-complex="normal"/>
    </style:style>
    <style:style style:name="T27" style:family="text">
      <style:text-properties fo:font-weight="normal" officeooo:rsid="0024abac" style:font-weight-asian="normal" style:font-weight-complex="normal"/>
    </style:style>
    <style:style style:name="T28" style:family="text">
      <style:text-properties fo:font-weight="normal" officeooo:rsid="0025ec13" style:font-weight-asian="normal" style:font-weight-complex="normal"/>
    </style:style>
    <style:style style:name="T29" style:family="text">
      <style:text-properties fo:font-weight="normal" officeooo:rsid="00331df1" style:font-weight-asian="normal" style:font-weight-complex="normal"/>
    </style:style>
    <style:style style:name="T30" style:family="text">
      <style:text-properties officeooo:rsid="0023ea8e"/>
    </style:style>
    <style:style style:name="T31" style:family="text">
      <style:text-properties style:font-name="Calibri1" fo:font-weight="bold" style:font-weight-asian="bold" style:font-weight-complex="bold"/>
    </style:style>
    <style:style style:name="T32" style:family="text">
      <style:text-properties officeooo:rsid="0028f5e1"/>
    </style:style>
    <style:style style:name="T33" style:family="text">
      <style:text-properties officeooo:rsid="002bf9cf"/>
    </style:style>
    <style:style style:name="T34" style:family="text">
      <style:text-properties officeooo:rsid="002cf52c"/>
    </style:style>
    <style:style style:name="T35" style:family="text">
      <style:text-properties officeooo:rsid="002d80dd"/>
    </style:style>
    <style:style style:name="T36" style:family="text">
      <style:text-properties officeooo:rsid="002e368f"/>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DDIS <text:span text:style-name="T32">SMAA</text:span> Tutorial</text:p>
      <text:list xml:id="list2499995845" text:style-name="WWNum1">
        <text:list-item>
          <text:p text:style-name="P26"><text:span text:style-name="T20">Tutorial: </text:span><text:span text:style-name="T21">sensitivity analysis</text:span></text:p>
        </text:list-item>
      </text:list>
      <text:p text:style-name="P12">MCDA requires exact preference weights. However, in most benefit-risk assessment situations such exact weights are not available; they might lie on a range or simply be unknown. Further, the supplied data might <text:span text:style-name="T33">have significant variance</text:span>. In this tutorial we will investigate several ways to <text:span text:style-name="T33">determine how sensitive the results of analyses are to such </text:span>uncertainties.</text:p>
      <text:list xml:id="list165707401497985" text:continue-numbering="true" text:style-name="WWNum1">
        <text:list-item>
          <text:p text:style-name="P25">Subjects <text:span text:style-name="T33">covered</text:span></text:p>
        </text:list-item>
      </text:list>
      <text:list xml:id="list1941076668" text:style-name="L1">
        <text:list-item>
          <text:p text:style-name="P14">Uncertainty in data <text:span text:style-name="T34">and preferences</text:span></text:p>
        </text:list-item>
        <text:list-item>
          <text:p text:style-name="P15">Deterministic sensitivity analysis</text:p>
        </text:list-item>
        <text:list-item>
          <text:p text:style-name="P15">Stochastic sensitivity analysis</text:p>
        </text:list-item>
      </text:list>
      <text:h text:style-name="P30" text:outline-level="2">Sign in to MCDA.drugis.org</text:h>
      <text:p text:style-name="Standard"><text:span text:style-name="T8">👉</text:span><text:span text:style-name="T7"> Open your browser of choice and navigate to </text:span><text:a xlink:type="simple" xlink:href="https://mcda.drugis.org/" text:style-name="ListLabel_20_1" text:visited-style-name="ListLabel_20_1"><text:span text:style-name="Internet_20_link"><text:span text:style-name="T7">https://mcda.drugis.org</text:span></text:span></text:a><text:span text:style-name="T7">. Use your Google account to </text:span><text:span text:style-name="T11">sign</text:span><text:span text:style-name="T7"> in.</text:span></text:p>
      <text:h text:style-name="P31" text:outline-level="2">Create the example workspace</text:h>
      <text:p text:style-name="P13"><text:span text:style-name="T4">👉</text:span><text:span text:style-name="T2"> </text:span><text:span text:style-name="T3">C</text:span>lick the ‘Create workspace’ button. In the dialog that appears, choose the ‘Zinbryta initial assessment <text:span text:style-name="T35">simplified, stochastic</text:span>’ option. You should now be on the Overview screen of a fresh workspace, like on Figure <text:span text:style-name="T35">x</text:span>. <text:span text:style-name="T36">Note the point estimates have confidence intervals for all measurements.</text:span></text:p>
      <text:p text:style-name="P13"/>
      <text:p text:style-name="P10"><text:span text:style-name="T9">🎓</text:span><text:span text:style-name="T8"> </text:span><text:span text:style-name="T7">The example </text:span><text:span text:style-name="T12">continues from the </text:span><text:span text:style-name="T7">simplified version of the </text:span><text:a xlink:type="simple" xlink:href="https://www.ema.europa.eu/en/medicines/human/EPAR/zinbryta#authorisation-details-section" text:style-name="ListLabel_20_1" text:visited-style-name="ListLabel_20_1"><text:span text:style-name="Internet_20_link"><text:span text:style-name="T7">Zinbryta assessment</text:span></text:span></text:a><text:span text:style-name="T7"> </text:span><text:span text:style-name="T12">used the previous tutorial about preferences.</text:span></text:p>
      <text:p text:style-name="P17"/>
      <text:p text:style-name="P13"><text:span text:style-name="T5">🎓</text:span><text:span text:style-name="T15"> </text:span><text:span text:style-name="T16">In order to perform stochastic analysis of measurements in the Bayesian framework that we use, the distribution of the measurements must either be specified directly, or derivable from the data. For this tutorial example, when entering the effects we indicated explicitly that we assume the data are approximately normally distributed for the given point estimate and confidence interval. Different measurements could simply be a response rate and sample size which would correspond to a Beta sampling distribution, or a manually entered distribution of a specific type and parametrisation. Further details are available in the MCDA manual (available from the website) and its accompanying publications.</text:span></text:p>
      <text:p text:style-name="P11"><text:span text:style-name="T6">👉</text:span><text:span text:style-name="T16"> </text:span><text:span text:style-name="T17">C</text:span><text:span text:style-name="T19">l</text:span><text:span text:style-name="T17">ick on the ‘Problem definition’ tab. </text:span><text:span text:style-name="T18">Consider how the confidence intervals for each criterion’s measurements are connected to the ‘Observed Range’ column in the scale ranges table. </text:span></text:p>
      <text:p text:style-name="P18"/>
      <text:p text:style-name="P11"><text:soft-page-break/><text:span text:style-name="T5">🎓</text:span><text:span text:style-name="T15"> </text:span><text:span text:style-name="T18">The scale ranges for each criterion determine which range of values for that criterion are considered when defining their partial value functions. Scale ranges can be wider than the observed data, but never narrower. </text:span></text:p>
      <text:p text:style-name="P21"/>
      <text:p text:style-name="P21"/>
      <text:h text:style-name="P29" text:outline-level="2">Deterministic sensitivity analysis</text:h>
      <text:p text:style-name="Standard"><text:span text:style-name="T8">👉</text:span><text:span text:style-name="T7"> </text:span><text:span text:style-name="T13">Click on the ‘Preferences’ tab and define your partial value functions, as in our previous tutorial on benefit-risk analysis. Remember that lower is better for all criteria in this analysis. Note that the X axis of each pvf corresponds to the scale range for that criterion.</text:span></text:p>
      <text:p text:style-name="Standard"><text:span text:style-name="T13"/></text:p>
      <text:p text:style-name="P24"><text:span text:style-name="T10">👉</text:span><text:span text:style-name="T13"> </text:span><text:span text:style-name="T14">Use exact swing weighting to give your preferences for ARR, Hep. AE, Cut. AE and Inf. AE as 100%, 75%, 50% and 25%, respectively.</text:span></text:p>
      <text:p text:style-name="P1"/>
      <text:h text:style-name="P28" text:outline-level="2">Final words</text:h>
      <text:p text:style-name="P20"/>
      <text:p text:style-name="P23"><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list-style-name="WWNum1" style:class="text">
      <style:paragraph-properties fo:margin-top="0.1665in" fo:margin-bottom="0.0835in" loext:contextual-spacing="false"/>
      <style:text-properties fo:color="#365f91" style:font-name="Cambria1" fo:font-family="Cambria" style:font-family-generic="roman" style:font-pitch="variable" fo:font-size="15pt" fo:font-weight="bold" officeooo:rsid="002118c5"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creator>Daan Reid</dc:creator>
    <dc:date>2019-01-15T16:57:06.196260313</dc:date>
    <meta:editing-cycles>9</meta:editing-cycles>
    <meta:editing-duration>PT4H18M56S</meta:editing-duration>
    <meta:generator>LibreOffice/6.0.7.3$Linux_X86_64 LibreOffice_project/00m0$Build-3</meta:generator>
    <meta:document-statistic meta:table-count="0" meta:image-count="0" meta:object-count="0" meta:page-count="2" meta:paragraph-count="20" meta:word-count="411" meta:character-count="2672" meta:non-whitespace-character-count="2282"/>
  </office:meta>
</office:document-meta>
</file>